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65694"/>
          <table:table-cell office:value-type="float" office:value="0.65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1912.0"/>
          <table:table-cell office:value-type="float" office:value="94414.0"/>
          <table:table-cell office:value-type="float" office:value="339222.0"/>
          <table:table-cell office:value-type="float" office:value="130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7812"/>
          <table:table-cell office:value-type="float" office:value="1.063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035.0"/>
          <table:table-cell office:value-type="float" office:value="11899.0"/>
          <table:table-cell office:value-type="float" office:value="94414.0"/>
          <table:table-cell office:value-type="float" office:value="339222.0"/>
          <table:table-cell office:value-type="float" office:value="130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11869"/>
          <table:table-cell office:value-type="float" office:value="0.67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946.0"/>
          <table:table-cell office:value-type="float" office:value="94114.0"/>
          <table:table-cell office:value-type="float" office:value="338282.0"/>
          <table:table-cell office:value-type="float" office:value="148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.63397"/>
          <table:table-cell office:value-type="float" office:value="0.77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1977.0"/>
          <table:table-cell office:value-type="float" office:value="94414.0"/>
          <table:table-cell office:value-type="float" office:value="339222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5531"/>
          <table:table-cell office:value-type="float" office:value="1.328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556.0"/>
          <table:table-cell office:value-type="float" office:value="21720.0"/>
          <table:table-cell office:value-type="float" office:value="94414.0"/>
          <table:table-cell office:value-type="float" office:value="339222.0"/>
          <table:table-cell office:value-type="float" office:value="130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93"/>
          <table:table-cell office:value-type="float" office:value="0.7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969.0"/>
          <table:table-cell office:value-type="float" office:value="94114.0"/>
          <table:table-cell office:value-type="float" office:value="338282.0"/>
          <table:table-cell office:value-type="float" office:value="148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63372"/>
          <table:table-cell office:value-type="float" office:value="0.74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104.0"/>
          <table:table-cell office:value-type="float" office:value="94414.0"/>
          <table:table-cell office:value-type="float" office:value="339220.0"/>
          <table:table-cell office:value-type="float" office:value="130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975"/>
          <table:table-cell office:value-type="float" office:value="0.67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17.0"/>
          <table:table-cell office:value-type="float" office:value="94414.0"/>
          <table:table-cell office:value-type="float" office:value="339220.0"/>
          <table:table-cell office:value-type="float" office:value="129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097"/>
          <table:table-cell office:value-type="float" office:value="0.64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016.0"/>
          <table:table-cell office:value-type="float" office:value="94114.0"/>
          <table:table-cell office:value-type="float" office:value="338280.0"/>
          <table:table-cell office:value-type="float" office:value="1502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66616"/>
          <table:table-cell office:value-type="float" office:value="0.75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1951.0"/>
          <table:table-cell office:value-type="float" office:value="94414.0"/>
          <table:table-cell office:value-type="float" office:value="339230.0"/>
          <table:table-cell office:value-type="float" office:value="130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3585"/>
          <table:table-cell office:value-type="float" office:value="0.895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6.0"/>
          <table:table-cell office:value-type="float" office:value="4480.0"/>
          <table:table-cell office:value-type="float" office:value="94414.0"/>
          <table:table-cell office:value-type="float" office:value="339230.0"/>
          <table:table-cell office:value-type="float" office:value="130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9738"/>
          <table:table-cell office:value-type="float" office:value="0.68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1473.0"/>
          <table:table-cell office:value-type="float" office:value="94114.0"/>
          <table:table-cell office:value-type="float" office:value="338290.0"/>
          <table:table-cell office:value-type="float" office:value="149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63751"/>
          <table:table-cell office:value-type="float" office:value="0.74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877.0"/>
          <table:table-cell office:value-type="float" office:value="94414.0"/>
          <table:table-cell office:value-type="float" office:value="33923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2272"/>
          <table:table-cell office:value-type="float" office:value="0.73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740.0"/>
          <table:table-cell office:value-type="float" office:value="94414.0"/>
          <table:table-cell office:value-type="float" office:value="339231.0"/>
          <table:table-cell office:value-type="float" office:value="129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2996"/>
          <table:table-cell office:value-type="float" office:value="0.842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7.0"/>
          <table:table-cell office:value-type="float" office:value="5775.0"/>
          <table:table-cell office:value-type="float" office:value="94114.0"/>
          <table:table-cell office:value-type="float" office:value="338291.0"/>
          <table:table-cell office:value-type="float" office:value="1474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18824"/>
          <table:table-cell office:value-type="float" office:value="0.4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8695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4892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67114"/>
          <table:table-cell office:value-type="float" office:value="0.969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79.0"/>
          <table:table-cell office:value-type="float" office:value="8875.0"/>
          <table:table-cell office:value-type="float" office:value="100350.0"/>
          <table:table-cell office:value-type="float" office:value="356495.0"/>
          <table:table-cell office:value-type="float" office:value="134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8932"/>
          <table:table-cell office:value-type="float" office:value="0.70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38.0"/>
          <table:table-cell office:value-type="float" office:value="100350.0"/>
          <table:table-cell office:value-type="float" office:value="356495.0"/>
          <table:table-cell office:value-type="float" office:value="134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2357"/>
          <table:table-cell office:value-type="float" office:value="0.66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1988.0"/>
          <table:table-cell office:value-type="float" office:value="100050.0"/>
          <table:table-cell office:value-type="float" office:value="355555.0"/>
          <table:table-cell office:value-type="float" office:value="1469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69431"/>
          <table:table-cell office:value-type="float" office:value="0.826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9.0"/>
          <table:table-cell office:value-type="float" office:value="6919.0"/>
          <table:table-cell office:value-type="float" office:value="100350.0"/>
          <table:table-cell office:value-type="float" office:value="356505.0"/>
          <table:table-cell office:value-type="float" office:value="134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626"/>
          <table:table-cell office:value-type="float" office:value="0.72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536.0"/>
          <table:table-cell office:value-type="float" office:value="100350.0"/>
          <table:table-cell office:value-type="float" office:value="356505.0"/>
          <table:table-cell office:value-type="float" office:value="134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3003"/>
          <table:table-cell office:value-type="float" office:value="0.68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5.0"/>
          <table:table-cell office:value-type="float" office:value="2856.0"/>
          <table:table-cell office:value-type="float" office:value="100050.0"/>
          <table:table-cell office:value-type="float" office:value="355565.0"/>
          <table:table-cell office:value-type="float" office:value="1471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.03304"/>
          <table:table-cell office:value-type="float" office:value="1.201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671.0"/>
          <table:table-cell office:value-type="float" office:value="19962.0"/>
          <table:table-cell office:value-type="float" office:value="100350.0"/>
          <table:table-cell office:value-type="float" office:value="356514.0"/>
          <table:table-cell office:value-type="float" office:value="134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6777"/>
          <table:table-cell office:value-type="float" office:value="0.769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4.0"/>
          <table:table-cell office:value-type="float" office:value="3849.0"/>
          <table:table-cell office:value-type="float" office:value="100350.0"/>
          <table:table-cell office:value-type="float" office:value="356514.0"/>
          <table:table-cell office:value-type="float" office:value="134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2828"/>
          <table:table-cell office:value-type="float" office:value="0.64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2924.0"/>
          <table:table-cell office:value-type="float" office:value="100050.0"/>
          <table:table-cell office:value-type="float" office:value="355574.0"/>
          <table:table-cell office:value-type="float" office:value="149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22107"/>
          <table:table-cell office:value-type="float" office:value="0.4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6634"/>
          <table:table-cell office:value-type="float" office:value="0.4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0111"/>
          <table:table-cell office:value-type="float" office:value="0.4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9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12322"/>
          <table:table-cell office:value-type="float" office:value="0.37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016.0"/>
          <table:table-cell office:value-type="float" office:value="34720.0"/>
          <table:table-cell office:value-type="float" office:value="125677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1473"/>
          <table:table-cell office:value-type="float" office:value="0.492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42.0"/>
          <table:table-cell office:value-type="float" office:value="8585.0"/>
          <table:table-cell office:value-type="float" office:value="34720.0"/>
          <table:table-cell office:value-type="float" office:value="125677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3958"/>
          <table:table-cell office:value-type="float" office:value="0.2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724.0"/>
          <table:table-cell office:value-type="float" office:value="34570.0"/>
          <table:table-cell office:value-type="float" office:value="12520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.2286"/>
          <table:table-cell office:value-type="float" office:value="0.442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089.0"/>
          <table:table-cell office:value-type="float" office:value="5337.0"/>
          <table:table-cell office:value-type="float" office:value="34720.0"/>
          <table:table-cell office:value-type="float" office:value="12567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9495"/>
          <table:table-cell office:value-type="float" office:value="0.558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420.0"/>
          <table:table-cell office:value-type="float" office:value="9935.0"/>
          <table:table-cell office:value-type="float" office:value="34720.0"/>
          <table:table-cell office:value-type="float" office:value="12567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3807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26.0"/>
          <table:table-cell office:value-type="float" office:value="34570.0"/>
          <table:table-cell office:value-type="float" office:value="125207.0"/>
          <table:table-cell office:value-type="float" office:value="133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16889"/>
          <table:table-cell office:value-type="float" office:value="0.32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1786.0"/>
          <table:table-cell office:value-type="float" office:value="34720.0"/>
          <table:table-cell office:value-type="float" office:value="12567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7563"/>
          <table:table-cell office:value-type="float" office:value="0.30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2.0"/>
          <table:table-cell office:value-type="float" office:value="781.0"/>
          <table:table-cell office:value-type="float" office:value="34720.0"/>
          <table:table-cell office:value-type="float" office:value="12567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896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3.0"/>
          <table:table-cell office:value-type="float" office:value="34570.0"/>
          <table:table-cell office:value-type="float" office:value="125207.0"/>
          <table:table-cell office:value-type="float" office:value="134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.2353"/>
          <table:table-cell office:value-type="float" office:value="0.463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08.0"/>
          <table:table-cell office:value-type="float" office:value="4185.0"/>
          <table:table-cell office:value-type="float" office:value="34720.0"/>
          <table:table-cell office:value-type="float" office:value="125677.0"/>
          <table:table-cell office:value-type="float" office:value="122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5522"/>
          <table:table-cell office:value-type="float" office:value="0.404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95.0"/>
          <table:table-cell office:value-type="float" office:value="5408.0"/>
          <table:table-cell office:value-type="float" office:value="34720.0"/>
          <table:table-cell office:value-type="float" office:value="125677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4515"/>
          <table:table-cell office:value-type="float" office:value="0.2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0.0"/>
          <table:table-cell office:value-type="float" office:value="34570.0"/>
          <table:table-cell office:value-type="float" office:value="125207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4822"/>
          <table:table-cell office:value-type="float" office:value="0.603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79.0"/>
          <table:table-cell office:value-type="float" office:value="9824.0"/>
          <table:table-cell office:value-type="float" office:value="34720.0"/>
          <table:table-cell office:value-type="float" office:value="125677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5231"/>
          <table:table-cell office:value-type="float" office:value="0.614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90.0"/>
          <table:table-cell office:value-type="float" office:value="6501.0"/>
          <table:table-cell office:value-type="float" office:value="34720.0"/>
          <table:table-cell office:value-type="float" office:value="125677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0933"/>
          <table:table-cell office:value-type="float" office:value="0.2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34570.0"/>
          <table:table-cell office:value-type="float" office:value="125207.0"/>
          <table:table-cell office:value-type="float" office:value="132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77988"/>
          <table:table-cell office:value-type="float" office:value="1.013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02.0"/>
          <table:table-cell office:value-type="float" office:value="10964.0"/>
          <table:table-cell office:value-type="float" office:value="89922.0"/>
          <table:table-cell office:value-type="float" office:value="324971.0"/>
          <table:table-cell office:value-type="float" office:value="127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3888"/>
          <table:table-cell office:value-type="float" office:value="0.76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349.0"/>
          <table:table-cell office:value-type="float" office:value="89922.0"/>
          <table:table-cell office:value-type="float" office:value="324971.0"/>
          <table:table-cell office:value-type="float" office:value="127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2359"/>
          <table:table-cell office:value-type="float" office:value="0.74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3192.0"/>
          <table:table-cell office:value-type="float" office:value="89622.0"/>
          <table:table-cell office:value-type="float" office:value="324031.0"/>
          <table:table-cell office:value-type="float" office:value="147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.59134"/>
          <table:table-cell office:value-type="float" office:value="0.836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6105.0"/>
          <table:table-cell office:value-type="float" office:value="89922.0"/>
          <table:table-cell office:value-type="float" office:value="324970.0"/>
          <table:table-cell office:value-type="float" office:value="128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243"/>
          <table:table-cell office:value-type="float" office:value="0.75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548.0"/>
          <table:table-cell office:value-type="float" office:value="89922.0"/>
          <table:table-cell office:value-type="float" office:value="324970.0"/>
          <table:table-cell office:value-type="float" office:value="12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8873"/>
          <table:table-cell office:value-type="float" office:value="0.69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396.0"/>
          <table:table-cell office:value-type="float" office:value="89622.0"/>
          <table:table-cell office:value-type="float" office:value="324030.0"/>
          <table:table-cell office:value-type="float" office:value="147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.63601"/>
          <table:table-cell office:value-type="float" office:value="0.931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372.0"/>
          <table:table-cell office:value-type="float" office:value="7726.0"/>
          <table:table-cell office:value-type="float" office:value="89922.0"/>
          <table:table-cell office:value-type="float" office:value="324970.0"/>
          <table:table-cell office:value-type="float" office:value="128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9357"/>
          <table:table-cell office:value-type="float" office:value="1.685"/>
          <table:table-cell office:value-type="float" office:value="1.07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447.0"/>
          <table:table-cell office:value-type="float" office:value="42475.0"/>
          <table:table-cell office:value-type="float" office:value="89922.0"/>
          <table:table-cell office:value-type="float" office:value="324970.0"/>
          <table:table-cell office:value-type="float" office:value="127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82356"/>
          <table:table-cell office:value-type="float" office:value="0.911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46.0"/>
          <table:table-cell office:value-type="float" office:value="9355.0"/>
          <table:table-cell office:value-type="float" office:value="89622.0"/>
          <table:table-cell office:value-type="float" office:value="324030.0"/>
          <table:table-cell office:value-type="float" office:value="146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.12866"/>
          <table:table-cell office:value-type="float" office:value="1.959"/>
          <table:table-cell office:value-type="float" office:value="1.37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281.0"/>
          <table:table-cell office:value-type="float" office:value="38612.0"/>
          <table:table-cell office:value-type="float" office:value="89922.0"/>
          <table:table-cell office:value-type="float" office:value="324970.0"/>
          <table:table-cell office:value-type="float" office:value="128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7056"/>
          <table:table-cell office:value-type="float" office:value="1.143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81.0"/>
          <table:table-cell office:value-type="float" office:value="15403.0"/>
          <table:table-cell office:value-type="float" office:value="89922.0"/>
          <table:table-cell office:value-type="float" office:value="324970.0"/>
          <table:table-cell office:value-type="float" office:value="128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4514"/>
          <table:table-cell office:value-type="float" office:value="0.708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3812.0"/>
          <table:table-cell office:value-type="float" office:value="89622.0"/>
          <table:table-cell office:value-type="float" office:value="324030.0"/>
          <table:table-cell office:value-type="float" office:value="147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5.14377"/>
          <table:table-cell office:value-type="float" office:value="1.24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7.0"/>
          <table:table-cell office:value-type="float" office:value="5916.0"/>
          <table:table-cell office:value-type="float" office:value="89922.0"/>
          <table:table-cell office:value-type="float" office:value="324972.0"/>
          <table:table-cell office:value-type="float" office:value="127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9327"/>
          <table:table-cell office:value-type="float" office:value="0.69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927.0"/>
          <table:table-cell office:value-type="float" office:value="89922.0"/>
          <table:table-cell office:value-type="float" office:value="324972.0"/>
          <table:table-cell office:value-type="float" office:value="127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0241"/>
          <table:table-cell office:value-type="float" office:value="0.683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30.0"/>
          <table:table-cell office:value-type="float" office:value="9088.0"/>
          <table:table-cell office:value-type="float" office:value="89622.0"/>
          <table:table-cell office:value-type="float" office:value="324032.0"/>
          <table:table-cell office:value-type="float" office:value="147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86387"/>
          <table:table-cell office:value-type="float" office:value="0.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919.0"/>
          <table:table-cell office:value-type="float" office:value="11598.0"/>
          <table:table-cell office:value-type="float" office:value="4222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7442"/>
          <table:table-cell office:value-type="float" office:value="0.0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1135.0"/>
          <table:table-cell office:value-type="float" office:value="11598.0"/>
          <table:table-cell office:value-type="float" office:value="42225.0"/>
          <table:table-cell office:value-type="float" office:value="127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2631"/>
          <table:table-cell office:value-type="float" office:value="0.1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1538.0"/>
          <table:table-cell office:value-type="float" office:value="4203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87019"/>
          <table:table-cell office:value-type="float" office:value="0.18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32.0"/>
          <table:table-cell office:value-type="float" office:value="1838.0"/>
          <table:table-cell office:value-type="float" office:value="11598.0"/>
          <table:table-cell office:value-type="float" office:value="42225.0"/>
          <table:table-cell office:value-type="float" office:value="126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1499"/>
          <table:table-cell office:value-type="float" office:value="0.1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733.0"/>
          <table:table-cell office:value-type="float" office:value="11598.0"/>
          <table:table-cell office:value-type="float" office:value="42225.0"/>
          <table:table-cell office:value-type="float" office:value="127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6366"/>
          <table:table-cell office:value-type="float" office:value="0.1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1538.0"/>
          <table:table-cell office:value-type="float" office:value="42037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78177"/>
          <table:table-cell office:value-type="float" office:value="0.2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29.0"/>
          <table:table-cell office:value-type="float" office:value="11598.0"/>
          <table:table-cell office:value-type="float" office:value="42225.0"/>
          <table:table-cell office:value-type="float" office:value="127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6147"/>
          <table:table-cell office:value-type="float" office:value="0.1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14.0"/>
          <table:table-cell office:value-type="float" office:value="11598.0"/>
          <table:table-cell office:value-type="float" office:value="42225.0"/>
          <table:table-cell office:value-type="float" office:value="12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1692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80474"/>
          <table:table-cell office:value-type="float" office:value="0.1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3.0"/>
          <table:table-cell office:value-type="float" office:value="1004.0"/>
          <table:table-cell office:value-type="float" office:value="11598.0"/>
          <table:table-cell office:value-type="float" office:value="42225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5917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5.0"/>
          <table:table-cell office:value-type="float" office:value="11598.0"/>
          <table:table-cell office:value-type="float" office:value="42225.0"/>
          <table:table-cell office:value-type="float" office:value="127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3596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78811"/>
          <table:table-cell office:value-type="float" office:value="0.1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5.0"/>
          <table:table-cell office:value-type="float" office:value="11598.0"/>
          <table:table-cell office:value-type="float" office:value="42225.0"/>
          <table:table-cell office:value-type="float" office:value="127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2201"/>
          <table:table-cell office:value-type="float" office:value="0.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628.0"/>
          <table:table-cell office:value-type="float" office:value="11598.0"/>
          <table:table-cell office:value-type="float" office:value="42225.0"/>
          <table:table-cell office:value-type="float" office:value="127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8392"/>
          <table:table-cell office:value-type="float" office:value="0.1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1538.0"/>
          <table:table-cell office:value-type="float" office:value="42037.0"/>
          <table:table-cell office:value-type="float" office:value="55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